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3000000030DCF54C7C.png"/>
  <manifest:file-entry manifest:media-type="image/png" manifest:full-path="Pictures/10000000000000600000007240C8AA28.png"/>
  <manifest:file-entry manifest:media-type="image/png" manifest:full-path="Pictures/100000000000003000000030540458F2.png"/>
  <manifest:file-entry manifest:media-type="image/jpeg" manifest:full-path="Pictures/10000000000000300000003053BA530B.jpg"/>
  <manifest:file-entry manifest:media-type="image/png" manifest:full-path="Pictures/100000000000003000000030FE9C6A67.png"/>
  <manifest:file-entry manifest:media-type="image/png" manifest:full-path="Pictures/100000000000026800000257907D970A.png"/>
  <manifest:file-entry manifest:media-type="image/png" manifest:full-path="Pictures/10000000000000300000003039ABD5FF.png"/>
  <manifest:file-entry manifest:media-type="image/jpeg" manifest:full-path="Pictures/1000000000000030000000300589D2CC.jpg"/>
  <manifest:file-entry manifest:media-type="image/png" manifest:full-path="Pictures/1000020100000060000000603210C349.png"/>
  <manifest:file-entry manifest:media-type="image/png" manifest:full-path="Pictures/1000000000000042000000425F442FEC.png"/>
  <manifest:file-entry manifest:media-type="image/jpeg" manifest:full-path="Pictures/100000000000003000000030DE0500B9.jpg"/>
  <manifest:file-entry manifest:media-type="image/png" manifest:full-path="Pictures/1000000000000030000000309807E0B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1.592cm"/>
    </style:style>
    <style:style style:name="P1" style:family="paragraph">
      <style:paragraph-properties fo:text-align="center"/>
    </style:style>
    <style:style style:name="P2" style:family="paragraph"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text-align="star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699cm" svg:height="6.35cm" svg:x="15.224cm" svg:y="2.5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842cm" svg:height="7.62cm" svg:x="1.762cm" svg:y="2.016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.269cm" svg:height="1.269cm" svg:x="3.541cm" svg:y="6.207cm">
          <draw:image xlink:href="Pictures/100000000000003000000030DCF54C7C.png" xlink:type="simple" xlink:show="embed" xlink:actuate="onLoad">
            <text:p/>
          </draw:image>
        </draw:frame>
        <draw:frame draw:style-name="gr3" draw:text-style-name="P1" draw:layer="layout" svg:width="1.269cm" svg:height="1.269cm" svg:x="2.27cm" svg:y="3.667cm">
          <draw:image xlink:href="Pictures/100000000000003000000030FE9C6A67.png" xlink:type="simple" xlink:show="embed" xlink:actuate="onLoad">
            <text:p/>
          </draw:image>
        </draw:frame>
        <draw:frame draw:style-name="gr3" draw:text-style-name="P1" draw:layer="layout" svg:width="1.269cm" svg:height="1.269cm" svg:x="2.27cm" svg:y="4.937cm">
          <draw:image xlink:href="Pictures/100000000000003000000030540458F2.png" xlink:type="simple" xlink:show="embed" xlink:actuate="onLoad">
            <text:p/>
          </draw:image>
        </draw:frame>
        <draw:frame draw:style-name="gr3" draw:text-style-name="P1" draw:layer="layout" svg:width="1.269cm" svg:height="1.269cm" svg:x="2.271cm" svg:y="6.208cm">
          <draw:image xlink:href="Pictures/10000000000000300000003039ABD5FF.png" xlink:type="simple" xlink:show="embed" xlink:actuate="onLoad">
            <text:p/>
          </draw:image>
        </draw:frame>
        <draw:frame draw:style-name="gr3" draw:text-style-name="P1" draw:layer="layout" svg:width="1.269cm" svg:height="1.269cm" svg:x="2.271cm" svg:y="2.397cm">
          <draw:image xlink:href="Pictures/1000000000000030000000309807E0BC.png" xlink:type="simple" xlink:show="embed" xlink:actuate="onLoad">
            <text:p/>
          </draw:image>
        </draw:frame>
        <draw:frame draw:style-name="gr3" draw:text-style-name="P1" draw:layer="layout" svg:width="1.396cm" svg:height="1.618cm" svg:x="2.271cm" svg:y="7.731cm">
          <draw:image xlink:href="Pictures/10000000000000600000007240C8AA28.png" xlink:type="simple" xlink:show="embed" xlink:actuate="onLoad">
            <text:p/>
          </draw:image>
        </draw:frame>
        <draw:frame draw:style-name="gr4" draw:text-style-name="P2" draw:layer="layout" svg:width="3.048cm" svg:height="0.645cm" svg:x="3.729cm" svg:y="2.524cm">
          <draw:text-box>
            <text:p><text:span text:style-name="T1">Esquemáticos</text:span></text:p>
          </draw:text-box>
        </draw:frame>
        <draw:frame draw:style-name="gr4" draw:text-style-name="P2" draw:layer="layout" svg:width="1.462cm" svg:height="0.645cm" svg:x="3.729cm" svg:y="3.911cm">
          <draw:text-box>
            <text:p><text:span text:style-name="T1">Netlis</text:span></text:p>
          </draw:text-box>
        </draw:frame>
        <draw:frame draw:style-name="gr4" draw:text-style-name="P2" draw:layer="layout" svg:width="1.716cm" svg:height="0.645cm" svg:x="3.729cm" svg:y="5.125cm">
          <draw:text-box>
            <text:p><text:span text:style-name="T1">Layout</text:span></text:p>
          </draw:text-box>
        </draw:frame>
        <draw:frame draw:style-name="gr4" draw:text-style-name="P2" draw:layer="layout" svg:width="1.859cm" svg:height="1.039cm" svg:x="4.729cm" svg:y="6.425cm">
          <draw:text-box>
            <text:p><text:span text:style-name="T1">Gerbers</text:span></text:p>
            <text:p><text:span text:style-name="T1">drill</text:span></text:p>
          </draw:text-box>
        </draw:frame>
        <draw:frame draw:style-name="gr4" draw:text-style-name="P2" draw:layer="layout" svg:width="3.729cm" svg:height="0.645cm" svg:x="3.748cm" svg:y="8.229cm">
          <draw:text-box>
            <text:p><text:span text:style-name="T1">Lista de materiales</text:span></text:p>
          </draw:text-box>
        </draw:frame>
        <draw:frame draw:style-name="gr3" draw:text-style-name="P1" draw:layer="layout" svg:width="6.096cm" svg:height="5.944cm" svg:x="8.239cm" svg:y="2.651cm">
          <draw:image xlink:href="Pictures/100000000000026800000257907D970A.png" xlink:type="simple" xlink:show="embed" xlink:actuate="onLoad">
            <text:p/>
          </draw:image>
        </draw:frame>
        <draw:frame draw:style-name="gr3" draw:text-style-name="P1" draw:layer="layout" svg:width="0.845cm" svg:height="0.889cm" svg:x="15.522cm" svg:y="5.086cm">
          <draw:image xlink:href="Pictures/1000000000000030000000300589D2CC.jpg" xlink:type="simple" xlink:show="embed" xlink:actuate="onLoad">
            <text:p/>
          </draw:image>
        </draw:frame>
        <draw:frame draw:style-name="gr3" draw:text-style-name="P1" draw:layer="layout" svg:width="0.829cm" svg:height="0.87cm" svg:x="15.605cm" svg:y="7.137cm">
          <draw:image xlink:href="Pictures/10000000000000300000003053BA530B.jpg" xlink:type="simple" xlink:show="embed" xlink:actuate="onLoad">
            <text:p/>
          </draw:image>
        </draw:frame>
        <draw:frame draw:style-name="gr3" draw:text-style-name="P1" draw:layer="layout" svg:width="0.762cm" svg:height="0.889cm" svg:x="15.605cm" svg:y="6.102cm">
          <draw:image xlink:href="Pictures/100000000000003000000030DE0500B9.jpg" xlink:type="simple" xlink:show="embed" xlink:actuate="onLoad">
            <text:p/>
          </draw:image>
        </draw:frame>
        <draw:frame draw:style-name="gr3" draw:text-style-name="P1" draw:layer="layout" svg:width="1.143cm" svg:height="1.27cm" svg:x="18.526cm" svg:y="7.604cm">
          <draw:image xlink:href="Pictures/1000020100000060000000603210C349.png" xlink:type="simple" xlink:show="embed" xlink:actuate="onLoad">
            <text:p/>
          </draw:image>
        </draw:frame>
        <draw:frame draw:style-name="gr4" draw:text-style-name="P3" draw:layer="layout" svg:width="3.429cm" svg:height="1.039cm" svg:x="16.559cm" svg:y="3.216cm">
          <draw:text-box>
            <text:p text:style-name="P1"><text:span text:style-name="T1">Herramientas de desarrollo</text:span></text:p>
          </draw:text-box>
        </draw:frame>
        <draw:frame draw:style-name="gr3" draw:text-style-name="P1" draw:layer="layout" svg:width="1.143cm" svg:height="1.229cm" svg:x="15.397cm" svg:y="3.216cm">
          <draw:image xlink:href="Pictures/1000000000000042000000425F442FEC.png" xlink:type="simple" xlink:show="embed" xlink:actuate="onLoad">
            <text:p/>
          </draw:image>
        </draw:frame>
        <draw:frame draw:style-name="gr5" draw:text-style-name="P3" draw:layer="layout" svg:width="3.429cm" svg:height="1.842cm" svg:x="16.367cm" svg:y="5.848cm">
          <draw:text-box>
            <text:p text:style-name="P1"><text:span text:style-name="T1">Código fuente:</text:span></text:p>
            <text:list text:style-name="L1">
              <text:list-item>
                <text:p text:style-name="P4"><text:span text:style-name="T1">Loader</text:span></text:p>
              </text:list-item>
              <text:list-item>
                <text:p text:style-name="P4"><text:span text:style-name="T1">Kernel</text:span></text:p>
              </text:list-item>
              <text:list-item>
                <text:p text:style-name="P4"><text:span text:style-name="T1">Aplicaciones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rlos Camargo</meta:initial-creator>
    <meta:creation-date>2011-05-26T12:00:47</meta:creation-date>
    <dc:date>2011-10-31T14:18:02</dc:date>
    <dc:creator>Carlos Camargo</dc:creator>
    <meta:editing-duration>PT01H32M41S</meta:editing-duration>
    <meta:editing-cycles>9</meta:editing-cycles>
    <meta:generator>OpenOffice.org/3.2$Linux OpenOffice.org_project/320m12$Build-9483</meta:generator>
    <meta:document-statistic meta:object-count="21"/>
  </office:meta>
</office:document-meta>
</file>